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euronale Netze </text:p>
      <text:p text:style-name="P1"><text:tab/>Nicht Lineare Klassifikation</text:p>
      <text:p text:style-name="P3"><text:tab/><text:tab/>-Falls man Probleme hat, die nicht durch Trennung von Hyperebenen lösen lassen</text:p>
      <text:p text:style-name="P3"><text:tab/><text:tab/>-zu komplexe Probleme</text:p>
      <text:p text:style-name="P3"><text:tab/><text:tab/>-zu viele Variablen wärens für Regression</text:p>
      <text:p text:style-name="P3"><text:tab/><text:tab/>-Man stellt sich vor man teilt die räume der logistischen regression in noch mehr <text:tab/><text:tab/><text:tab/>räume</text:p>
      <text:p text:style-name="P3"><text:tab/><text:tab/></text:p>
      <text:p text:style-name="P3"><text:tab/>-Selbe Grundidee, Alles zum lernen ist genau das gleiche</text:p>
      <text:p text:style-name="P3"><text:tab/>-Man hat Input, in form von mehreren Werten und ein Skalar als output Pro Neuron</text:p>
      <text:p text:style-name="P3"><text:tab/><text:tab/>-Inputs werden wie bei regressionen verrechnet</text:p>
      <text:p text:style-name="P3"><text:tab/><text:tab/>-Outputs sind Inputs für nächsten Layer</text:p>
      <text:p text:style-name="P3"><text:tab/><text:tab/>-Es gitb Input Layer Output Layer und Hidden Layers in der Mitte</text:p>
      <text:p text:style-name="P3"><text:tab/><text:tab/>-geht in der Regel vorwärts</text:p>
      <text:p text:style-name="P3"><text:tab/>-Berechnung</text:p>
      <text:p text:style-name="P3"><text:tab/><text:tab/>-Pro Layer Umwandlung Gibt es eine Matrix</text:p>
      <text:p text:style-name="P3"><text:tab/><text:tab/>-Erste Zeile sind die Tetas für alle Inputs und den ersten Output</text:p>
      <text:p text:style-name="P3"><text:tab/><text:tab/>-Zweite Zeile sind die Tetas für alle Inputs und den zweiten Output</text:p>
      <text:p text:style-name="P3"><text:tab/><text:tab/>-...</text:p>
      <text:p text:style-name="P3"><text:tab/><text:tab/>-Clou: Sigmuid(GewichtsMtrix*inputVektor) → neue Layer Input Vektor</text:p>
      <text:p text:style-name="P3"><text:tab/><text:tab/><text:tab/>-Muss aber noch ne 1 oben drauf</text:p>
      <text:p text:style-name="P3"><text:tab/>-Lernen</text:p>
      <text:p text:style-name="P3"><text:tab/><text:tab/>-Gewichte Lernen</text:p>
      <text:p text:style-name="P3"><text:tab/><text:tab/><text:tab/>-Wir wissen Inputs</text:p>
      <text:p text:style-name="P3"><text:tab/><text:tab/><text:tab/>-Wir wissen output</text:p>
      <text:p text:style-name="P3"><text:tab/><text:tab/><text:tab/>-Wir wissen was rauskommen soll</text:p>
      <text:p text:style-name="P3"><text:tab/><text:tab/><text:tab/>-Wies geht nächstes mal</text:p>
      <text:p text:style-name="P3"/>
      <text:p text:style-name="P3"><text:tab/>Direkte Übertragung aus Natur wäre:</text:p>
      <text:p text:style-name="P3"><text:tab/><text:tab/>-Inputs werden summiert</text:p>
      <text:p text:style-name="P3"><text:tab/><text:tab/>-Ab bestimmter Schwellwertüberschreitung wird gefeuert in nächster Zelle</text:p>
      <text:p text:style-name="P3"><text:tab/>Logik Gatter aus Neuronales Netzwerk:</text:p>
      <text:p text:style-name="P3"><text:tab/><text:tab/>-And Bsp. 1 Bias ist -30; x1 Bias ist 20; x2 Bias ist 20 (z.B.)</text:p>
      <text:p text:style-name="P3"><text:tab/><text:tab/><text:tab/>-Wenn 0 und 1 als input, dann werden die verundet.</text:p>
      <text:p text:style-name="P3"><text:tab/><text:tab/>-Rechnes nach dann kannst du die die anderen Logik dinger denken</text:p>
      <text:p text:style-name="P3"><text:tab/><text:tab/>-XOR: Aus Erstem Level einmal And und !And</text:p>
      <text:p text:style-name="P3"><text:tab/><text:tab/><text:tab/>-Aus den Ergebnissen ein OR</text:p>
      <text:p text:style-name="P3"><text:tab/><text:tab/><text:tab/>-Das Ergebnis mit NOT</text:p>
      <text:p text:style-name="P3"><text:tab/><text:tab/><text:tab/>→ XOR</text:p>
      <text:p text:style-name="P3"><text:tab/><text:tab/><text:tab/>→ Es werden 2 Lineare Trenner als Linien angewendet und die einzelnen <text:tab/><text:tab/><text:tab/>Trenner verodert</text:p>
      <text:p text:style-name="P3"/>
      <text:p text:style-name="P3"><text:tab/>-<text:span text:style-name="T1">BackPropergation</text:span></text:p>
      <text:p text:style-name="P3"><text:span text:style-name="T1"><text:tab/><text:tab/></text:span>-Wie hängt ein Fehler mit einem beliebigen Teta zusammen?</text:p>
      <text:p text:style-name="P3"><text:tab/><text:tab/>(-Wie bei Kettenregel)</text:p>
      <text:p text:style-name="P3"><text:tab/><text:tab/>-Man sieht den Gang von einem Input zu einem Output als Funktion z.B.:</text:p>
      <text:p text:style-name="P3"><text:tab/><text:tab/><text:tab/>- *Teta(1) , Sigmuid , *Teta(2) , Sigmuid </text:p>
      <text:p text:style-name="P3"><text:tab/><text:tab/><text:tab/>→ Ableiten nach teta(1) und dann nach teta(2) mit der Kettenregel:</text:p>
      <text:p text:style-name="P3"><text:tab/><text:tab/><text:tab/><text:tab/>-Aber alles ist noch in Kostenfunktion ½ * (output-y)²</text:p>
      <text:p text:style-name="P3"><text:tab/><text:tab/><text:tab/>→ Schau Folien an</text:p>
      <text:p text:style-name="P3"><text:tab/><text:tab/><text:tab/>-SigmuidFunktion g(x): Ableitung:</text:p>
      <text:p text:style-name="P3"><text:tab/><text:tab/><text:tab/><text:tab/>→ g(x)*(1-g(x))</text:p>
      <text:p text:style-name="P3"><text:soft-page-break/><text:tab/><text:tab/>-Mit Ableitung dann Gradient Desc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14:04:29.50</meta:creation-date>
    <dc:date>2015-06-18T15:31:47.18</dc:date>
    <meta:editing-duration>PT2H50M15S</meta:editing-duration>
    <meta:editing-cycles>29</meta:editing-cycles>
    <meta:generator>OpenOffice.org/3.4.1$Win32 OpenOffice.org_project/341m1$Build-9593</meta:generator>
    <meta:document-statistic meta:table-count="0" meta:image-count="0" meta:object-count="0" meta:page-count="2" meta:paragraph-count="49" meta:word-count="318" meta:character-count="2048"/>
  </office:meta>
</office:document-meta>
</file>